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Nimbus Sans" fo:font-size="28pt" fo:font-weight="bold" officeooo:rsid="00007343" officeooo:paragraph-rsid="00007343" style:font-name-asian="Nimbus Sans1" style:font-size-asian="28pt" style:font-weight-asian="bold" style:font-name-complex="FreeSans" style:font-size-complex="28pt" style:font-weight-complex="bold"/>
    </style:style>
    <style:style style:name="P2" style:family="paragraph" style:parent-style-name="Subtitle">
      <style:paragraph-properties fo:text-align="end" style:justify-single-word="false"/>
      <style:text-properties officeooo:paragraph-rsid="00007343"/>
    </style:style>
    <style:style style:name="P3" style:family="paragraph" style:parent-style-name="Standard">
      <style:paragraph-properties fo:text-align="justify" style:justify-single-word="false"/>
      <style:text-properties style:font-name="Freeserif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Freeserif" fo:font-size="12pt" style:font-size-asian="12pt" style:font-size-complex="12pt"/>
    </style:style>
    <style:style style:name="P5" style:family="paragraph" style:parent-style-name="Title">
      <style:paragraph-properties fo:text-align="justify" style:justify-single-word="false"/>
      <style:text-properties style:font-name="Nimbus Sans" fo:font-size="28pt" fo:font-weight="bold" officeooo:rsid="00007343" officeooo:paragraph-rsid="00007343" style:font-name-asian="Nimbus Sans1" style:font-size-asian="28pt" style:font-weight-asian="bold" style:font-name-complex="FreeSans" style:font-size-complex="28pt" style:font-weight-complex="bold"/>
    </style:style>
    <style:style style:name="P6" style:family="paragraph" style:parent-style-name="Title" style:master-page-name="Standard">
      <style:paragraph-properties style:page-number="auto"/>
      <style:text-properties officeooo:paragraph-rsid="00007343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officeooo:rsid="007afc33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7afc33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007343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officeooo:rsid="00007343"/>
    </style:style>
    <style:style style:name="T6" style:family="text">
      <style:text-properties officeooo:rsid="007afc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Fórum</text:span><text:span text:style-name="T1"> – </text:span><text:span text:style-name="T3">Processamento Distribuído</text:span></text:p>
      <text:p text:style-name="P2"><text:span text:style-name="T1">Gabriel Gian, </text:span><text:span text:style-name="T2">5</text:span><text:span text:style-name="T1">° período</text:span></text:p>
      <text:p text:style-name="Standard"/>
      <text:p text:style-name="P3"><text:tab/>O Nextcloud é um serviço de nuvem de código aberto licenciado sob AGPLv3, desenvolvido com o objetivo de fornecer aos usuários individuais ou empresariais uma interface para o gerenciamento de arquivos em nuvem. O servidor da Nextcloud é escrito em PHP e JavaScript. Para o acesso remoto, utiliza o servidor sabre/dav, que é um servidor WebDAV de código aberto. O Nextcloud pode funcionar com a maioria dos gerenciadores de bancos de dados, como SQLite, MySQL, MariaDB, Oracle Database e PostgreSQL. </text:p>
      <text:p text:style-name="P3">Na versão 12, o Nextcloud introduziu uma nova arquitetura batizada de Global Scale, que separa usuários em nós separados e introduz componentes de gerenciamento de interação entre eles. Isso permite que o gargalo da conexão seja amenizado, uma vez que as requisições são menos centralizadas. </text:p>
      <text:p text:style-name="P3"><text:tab/>O serviço, tendo seu código aberto, permite a implementação de um sistema de hospedagem e armazenamento pelo próprio usuário, podendo este selecionar a moradia dos seus dados de maneira transparente e fácil, ou então contratar um serviço de hospedagem igualmente transparente na própria Nextcloud. O serviço de hospedagem é dividido em dois planos: o Nextcloud Server, voltado a usuários individuais, podendo ser hospedado tanto em provedores recomendados pela própria Nextcloud como num servidor pessoal, e o Netxcloud Enterprise, voltado a empresas, também podendo ser implementado num servidor próprio como num servidor da Nextcloud.</text:p>
      <text:p text:style-name="P3"><text:tab/>O plano Enterprise proporciona ainda uma maior segurança devido ao suporte especializado fornecido pela Nextcloud, com manutenção e configuração proporcionadas por empregados da própria Nextcloud, seja no seu servidor local, ou no servidor contratado. Isso gera uma elasticidade enorme no serviço, uma vez que é extremamente fácil a adaptação de recursos às necessidades do usuário.</text:p>
      <text:p text:style-name="P3"/>
      <text:p text:style-name="P4"/>
      <text:p text:style-name="P5"><text:span text:style-name="T6">P</text:span>ortfólio</text:p>
      <text:p text:style-name="P1"/>
      <text:p text:style-name="P3"><text:tab/>O sistema distribuído tem como enfoque uma base de dados que atenda usuários a nível nacional. Para o aplicativo de avaliação empresarial, será necessária uma base de dados de certa robustez. O sistema deve ser capaz de processar requisições, armazenar dados dos usuários e empresas no banco de dados e acessá-los de maneira eficiente, além de ser relativamente fácil de se manter, uma vez que o trabalho provê de uma equipe reduzida.</text:p>
      <text:p text:style-name="P3"><text:tab/>Para isto, será usado como solução para banco de dados o Redis, uma vez que é gratuito e de código aberto sob a licença BSD, e permite uma escalabilidade gradual, além de ter um nível de complexidade baixo, uma vez que consiste num sistema de armazenamento de estruturas de dados. Também será usado o cliente carmine, um cliente para Redis escrito em Clojure. A linguagem Clojure, sendo advinda da família Lisp permite o processamento de dados simbólicos de maneira extremamente eficiente, e pode ser executada na mad<text:bookmark text:name="_GoBack"/>ura máquina virtual Java, que é dotada de uma excelente robustez e seguranç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briel Gian Fonseca Lemos</meta:initial-creator>
    <meta:editing-cycles>22</meta:editing-cycles>
    <meta:creation-date>2021-03-09T10:32:00</meta:creation-date>
    <dc:date>2021-03-09T22:03:56.911373365</dc:date>
    <meta:editing-duration>PT48M59S</meta:editing-duration>
    <meta:generator>LibreOffice/6.4.7.2$Linux_X86_64 LibreOffice_project/40$Build-2</meta:generator>
    <meta:document-statistic meta:table-count="0" meta:image-count="0" meta:object-count="0" meta:page-count="2" meta:paragraph-count="9" meta:word-count="452" meta:character-count="2909" meta:non-whitespace-character-count="24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